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mailto:profoegel@gmail.com" office:target-frame-name="_top" xlink:show="replace"><text:span text:style-name="Lienhypertexte">profoegel@gmail.com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- Loïc -</meta:initial-creator>
    <dc:creator>- Loïc -</dc:creator>
    <meta:creation-date>2017-12-05T09:13:00Z</meta:creation-date>
    <dc:date>2017-12-05T11:15:00Z</dc:date>
    <meta:template xlink:href="Normal.dotm" xlink:type="simple"/>
    <meta:editing-cycles>3</meta:editing-cycles>
    <meta:editing-duration>PT7320S</meta:editing-duration>
    <meta:document-statistic meta:page-count="1" meta:paragraph-count="1" meta:word-count="10" meta:character-count="64" meta:row-count="1" meta:non-whitespace-character-count="55"/>
  </office:meta>
</office:document-meta>
</file>